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style:font-name="IPA Pゴシック" style:font-name-complex="FreeSans"/>
    </style:style>
    <style:style style:name="T20" style:family="text">
      <style:text-properties style:font-name-complex="FreeSans"/>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number-columns-repeated="2" table:default-cell-style-name="ce12"/>
        <table:table-column table:style-name="co25" table:visibility="collapse"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J</text:p>
          </table:table-cell>
          <table:table-cell table:style-name="ce187" office:value-type="string" calcext:value-type="string">
            <text:p>#key_openDownloads,</text:p>
            <text:p>#Tools\:Downloads,</text:p>
            <text:p>#menu_openDownloads,</text:p>
            <text:p>#downloads-button,</text:p>
            <text:p>#wrapper-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2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devToolboxMenuItem,</text:p>
            <text:p>#key_devToolboxMenuItemF12,</text:p>
            <text:p>[key='key_devToolboxMenuItem']</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_inspector,</text:p>
            <text:p><text:span text:style-name="T4">[key='key_inspec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_webconsole,</text:span></text:p>
            <text:p><text:span text:style-name="T4">[key='key_web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_jsdebugger,</text:span></text:p>
            <text:p><text:span text:style-name="T4">[key='key_jsdebugg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_styleeditor,</text:span></text:p>
            <text:p><text:span text:style-name="T4">[key='key_styleed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_performance,</text:span></text:p>
            <text:p><text:span text:style-name="T4">[key='key_performanc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08">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Q</text:p>
          </table:table-cell>
          <table:table-cell table:style-name="ce187" office:value-type="string" calcext:value-type="string">
            <text:p>#key_netmonitor,</text:p>
            <text:p><text:span text:style-name="T4">#menu_netmonitor,</text:span></text:p>
            <text:p><text:span text:style-name="T4">[key='key_netmonito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9">#menu_devtools_serviceworkers,</text:span></text:p>
            <text:p><text:span text:style-name="T19">.subviewbutton[label='Service Worker'],</text:span></text:p>
            <text:p><text:span text:style-name="T19">.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0">#menu_browserContentToolbox,</text:span></text:p>
            <text:p><text:span text:style-name="T20">.subviewbutton[label='ブラウザーコンテンツツールボックス'],</text:span></text:p>
            <text:p><text:span text:style-name="T20">.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2">// 同期タブを非表示にする</text:span></text:p>
            <text:p><text:span text:style-name="T22">@-moz-document</text:span></text:p>
            <text:p><text:span text:style-name="T22">  url-prefix("chrome://browser/content/browser.xul")</text:span></text:p>
            <text:p><text:span text:style-name="T22">  {</text:span></text:p>
            <text:p><text:span text:style-name="T22">    #sidebar-switcher-tabs</text:span></text:p>
            <text:p><text:span text:style-name="T22">    {</text:span></text:p>
            <text:p><text:span text:style-name="T22">      display: none !important;</text:span></text:p>
            <text:p><text:span text:style-name="T22">      visibility: collapse !important;</text:span></text:p>
            <text:p><text:span text:style-name="T22">    }</text:span></text:p>
            <text:p><text:span text:style-name="T22">}</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5">0000/00/00</text:date>, <text:time style:data-style-name="N2" text:time-value="17:59:17.78997793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5T18:27:57.462615111</dc:date>
    <meta:editing-duration>P9DT2H38M40S</meta:editing-duration>
    <meta:editing-cycles>594</meta:editing-cycles>
    <meta:document-statistic meta:table-count="5" meta:cell-count="9567" meta:object-count="0"/>
  </office:meta>
</office:document-meta>
</file>